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Lucidasans2" svg:font-family="Lucidasans"/>
    <style:font-face style:name="Bitstream Vera Sans" svg:font-family="'Bitstream Vera Sans'" style:font-pitch="variable"/>
    <style:font-face style:name="Lucidasans" svg:font-family="Lucidasans"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rial1" svg:font-family="Arial" style:font-family-generic="system" style:font-pitch="variable"/>
    <style:font-face style:name="Lucidasans1" svg:font-family="Lucidasans" style:font-family-generic="system" style:font-pitch="variable"/>
  </office:font-face-decls>
  <office:automatic-styles>
    <style:style style:name="Table2" style:family="table">
      <style:table-properties style:width="16.999cm" table:align="margins"/>
    </style:style>
    <style:style style:name="Table2.A" style:family="table-column">
      <style:table-column-properties style:column-width="5.666cm" style:rel-column-width="21845*"/>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left="none" fo:border-right="none" fo:border-top="0.002cm solid #000000" fo:border-bottom="0.002cm solid #000000"/>
    </style:style>
    <style:style style:name="Table2.C1" style:family="table-cell">
      <style:table-cell-properties fo:padding="0.097cm" fo:border-left="none" fo:border-right="0.002cm solid #000000" fo:border-top="0.002cm solid #000000" fo:border-bottom="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none" fo:border-right="none" fo:border-top="none" fo:border-bottom="0.002cm solid #000000"/>
    </style:style>
    <style:style style:name="Table2.C2" style:family="table-cell">
      <style:table-cell-properties fo:padding="0.097cm" fo:border-left="none" fo:border-right="0.002cm solid #000000" fo:border-top="none" fo:border-bottom="0.002cm solid #000000"/>
    </style:style>
    <style:style style:name="Table1" style:family="table">
      <style:table-properties style:width="16.999cm" table:align="margins"/>
    </style:style>
    <style:style style:name="Table1.A" style:family="table-column">
      <style:table-column-properties style:column-width="4.249cm" style:rel-column-width="16383*"/>
    </style:style>
    <style:style style:name="Table1.D" style:family="table-column">
      <style:table-column-properties style:column-width="4.251cm" style:rel-column-width="16386*"/>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left="none" fo:border-right="none" fo:border-top="0.002cm solid #000000" fo:border-bottom="0.002cm solid #000000"/>
    </style:style>
    <style:style style:name="Table1.D1" style:family="table-cell">
      <style:table-cell-properties fo:padding="0.097cm" fo:border-left="none" fo:border-right="0.002cm solid #000000" fo:border-top="0.002cm solid #000000" fo:border-bottom="0.002cm solid #000000"/>
    </style:style>
    <style:style style:name="Table1.A2" style:family="table-cell">
      <style:table-cell-properties fo:background-color="transparent" fo:padding="0.097cm" fo:border-left="0.002cm solid #000000" fo:border-right="none" fo:border-top="none" fo:border-bottom="0.002cm solid #000000">
        <style:background-image/>
      </style:table-cell-properties>
    </style:style>
    <style:style style:name="Table1.B2" style:family="table-cell">
      <style:table-cell-properties fo:padding="0.097cm" fo:border-left="none" fo:border-right="none" fo:border-top="none" fo:border-bottom="0.002cm solid #000000"/>
    </style:style>
    <style:style style:name="Table1.D2" style:family="table-cell">
      <style:table-cell-properties fo:padding="0.097cm" fo:border-left="none" fo:border-right="0.002cm solid #000000" fo:border-top="none" fo:border-bottom="0.002cm solid #000000"/>
    </style:style>
    <style:style style:name="P1" style:family="paragraph" style:parent-style-name="Standard">
      <style:paragraph-properties fo:text-align="justify" style:justify-single-word="false"/>
      <style:text-properties fo:color="#993300" style:font-name="Tahoma" fo:font-size="16pt" style:font-size-asian="16pt" style:font-name-complex="Tahoma" style:font-size-complex="16pt"/>
    </style:style>
    <style:style style:name="P2" style:family="paragraph" style:parent-style-name="Standard">
      <style:paragraph-properties fo:text-align="justify" style:justify-single-word="false"/>
      <style:text-properties style:font-name="Tahoma" style:font-name-complex="Tahoma"/>
    </style:style>
    <style:style style:name="P3" style:family="paragraph" style:parent-style-name="Standard">
      <style:paragraph-properties fo:text-align="justify" style:justify-single-word="false"/>
      <style:text-properties fo:color="#ff0000" style:font-name="Tahoma" fo:font-size="14pt" style:font-size-asian="14pt" style:font-name-complex="Tahoma" style:font-size-complex="14pt"/>
    </style:style>
    <style:style style:name="P4" style:family="paragraph" style:parent-style-name="Standard">
      <style:paragraph-properties fo:text-align="start" style:justify-single-word="false" fo:padding="0.074cm" fo:border-left="none" fo:border-right="none" fo:border-top="none" fo:border-bottom="0.035cm solid #000000" style:join-border="false"/>
      <style:text-properties style:font-name="Tahoma" fo:font-size="14pt" fo:font-weight="bold" style:font-size-asian="14pt" style:font-weight-asian="bold" style:font-name-complex="Tahoma" style:font-size-complex="14pt" style:font-weight-complex="bold"/>
    </style:style>
    <style:style style:name="P5" style:family="paragraph" style:parent-style-name="Standard">
      <style:paragraph-properties fo:text-align="justify" style:justify-single-word="false"/>
      <style:text-properties style:font-name="Tahoma" fo:font-size="14pt" style:font-size-asian="14pt" style:font-name-complex="Tahoma" style:font-size-complex="14pt"/>
    </style:style>
    <style:style style:name="P6" style:family="paragraph" style:parent-style-name="Heading_20_1" style:list-style-name="WW8Num12">
      <style:paragraph-properties fo:margin-top="0.423cm" fo:margin-bottom="0.106cm" fo:text-align="justify" style:justify-single-word="false" fo:hyphenation-ladder-count="no-limit"/>
      <style:text-properties fo:language="es" fo:country="ES" fo:font-weight="bold" style:letter-kerning="true" style:language-asian="es" style:country-asian="ES" style:font-weight-asian="bold" style:font-name-complex="Tahoma" style:font-size-complex="12pt" style:font-weight-complex="bold" fo:hyphenate="true" fo:hyphenation-remain-char-count="2" fo:hyphenation-push-char-count="2"/>
    </style:style>
    <style:style style:name="P7" style:family="paragraph" style:parent-style-name="Standard">
      <style:paragraph-properties fo:text-align="justify" style:justify-single-word="false"/>
    </style:style>
    <style:style style:name="P8" style:family="paragraph" style:parent-style-name="Standard">
      <style:paragraph-properties fo:text-align="justify" style:justify-single-word="false"/>
      <style:text-properties style:font-name="Tahoma" fo:font-size="8pt" fo:font-style="italic" style:font-size-asian="8pt" style:font-style-asian="italic" style:font-name-complex="Tahoma" style:font-size-complex="8pt"/>
    </style:style>
    <style:style style:name="P9" style:family="paragraph" style:parent-style-name="Standard">
      <style:text-properties fo:font-weight="bold" style:font-weight-asian="bold" style:font-weight-complex="bold"/>
    </style:style>
    <style:style style:name="P10" style:family="paragraph" style:parent-style-name="Standard" style:list-style-name="L1">
      <style:text-properties style:font-name="Times New Roman"/>
    </style:style>
    <style:style style:name="P11" style:family="paragraph" style:parent-style-name="Standard">
      <style:text-properties style:font-name="Times New Roman"/>
    </style:style>
    <style:style style:name="P12" style:family="paragraph" style:parent-style-name="Standard">
      <style:text-properties style:font-name="Times New Roman" fo:font-weight="bold" style:font-weight-asian="bold" style:font-weight-complex="bold"/>
    </style:style>
    <style:style style:name="P13" style:family="paragraph" style:parent-style-name="Standard">
      <style:paragraph-properties fo:text-align="justify" style:justify-single-word="false"/>
      <style:text-properties style:font-name="Tahoma" fo:font-size="10pt" style:font-size-asian="10pt" style:font-name-complex="Tahoma" style:font-size-complex="10pt"/>
    </style:style>
    <style:style style:name="P14" style:family="paragraph" style:parent-style-name="Standard">
      <style:paragraph-properties fo:text-align="justify" style:justify-single-word="false" fo:padding="0.074cm" fo:border-left="none" fo:border-right="none" fo:border-top="none" fo:border-bottom="0.035cm solid #000000" style:join-border="false"/>
      <style:text-properties style:font-name="Tahoma" fo:font-size="14pt" style:font-size-asian="14pt" style:font-name-complex="Tahoma" style:font-size-complex="14pt"/>
    </style:style>
    <style:style style:name="P15" style:family="paragraph" style:parent-style-name="Table_20_Contents">
      <style:paragraph-properties fo:text-align="justify" style:justify-single-word="false"/>
      <style:text-properties style:font-name="Tahoma" fo:font-size="10pt" style:font-size-asian="10pt" style:font-name-complex="Tahoma" style:font-size-complex="10pt"/>
    </style:style>
    <style:style style:name="T1" style:family="text">
      <style:text-properties style:text-underline-style="none"/>
    </style:style>
    <text:list-style style:name="L1">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KTOON TEAM</text:p>
      <text:p text:style-name="P2"/>
      <text:p text:style-name="P3">SISTEMA</text:p>
      <text:p text:style-name="Standard"/>
      <text:p text:style-name="Standard"/>
      <text:p text:style-name="P4">POLÍTICAS DEL SERVIDOR DE CONTROL DE VERSIONES</text:p>
      <text:p text:style-name="Standard"/>
      <text:p text:style-name="P5"/>
      <text:list text:style-name="WW8Num12">
        <text:list-header>
          <text:h text:style-name="P6" text:outline-level="1" text:is-list-header="true">Revisión Histórica</text:h>
        </text:list-header>
      </text:list>
      <text:p text:style-name="P7"/>
      <table:table table:name="Table2" table:style-name="Table2">
        <table:table-column table:style-name="Table2.A" table:number-columns-repeated="3"/>
        <table:table-row>
          <table:table-cell table:style-name="Table2.A1" office:value-type="string">
            <text:p text:style-name="P8">Descripción del cambio</text:p>
          </table:table-cell>
          <table:table-cell table:style-name="Table2.B1" office:value-type="string">
            <text:p text:style-name="P8">Autor</text:p>
          </table:table-cell>
          <table:table-cell table:style-name="Table2.C1" office:value-type="string">
            <text:p text:style-name="P8">Fecha</text:p>
          </table:table-cell>
        </table:table-row>
        <table:table-row>
          <table:table-cell table:style-name="Table2.A2" office:value-type="string">
            <text:p text:style-name="Table_20_Contents">Crear documento</text:p>
          </table:table-cell>
          <table:table-cell table:style-name="Table2.B2" office:value-type="string">
            <text:p text:style-name="Table_20_Contents">David Cuadrado</text:p>
          </table:table-cell>
          <table:table-cell table:style-name="Table2.C2" office:value-type="string">
            <text:p text:style-name="Table_20_Contents"/>
          </table:table-cell>
        </table:table-row>
      </table:table>
      <text:p text:style-name="Standard"/>
      <text:p text:style-name="Standard"/>
      <text:p text:style-name="Standard"/>
      <text:p text:style-name="P4">Definición</text:p>
      <text:p text:style-name="Standard"/>
      <text:p text:style-name="P9">Politicas</text:p>
      <text:p text:style-name="Standard"/>
      <text:list text:style-name="L1">
        <text:list-item>
          <text:p text:style-name="P10">Piénselo muy bien antes de subir cambios al repositorio</text:p>
        </text:list-item>
        <text:list-item>
          <text:p text:style-name="P10">Nunca suba código con problemas de compilación.</text:p>
        </text:list-item>
        <text:list-item>
          <text:p text:style-name="P10">Pruebe los cambios antes de subirlos </text:p>
        </text:list-item>
        <text:list-item>
          <text:p text:style-name="P10">Revise dos veces lo que esta subiendo</text:p>
        </text:list-item>
        <text:list-item>
          <text:p text:style-name="P10">Siempre escriba mensajes descriptivos en lo que suba</text:p>
        </text:list-item>
        <text:list-item>
          <text:p text:style-name="P10">Asegúrese que su código cumpla con las políticas de codificación</text:p>
        </text:list-item>
        <text:list-item>
          <text:p text:style-name="P10">No haga cambios al framework o librerías del proyecto sin permiso.</text:p>
        </text:list-item>
        <text:list-item>
          <text:p text:style-name="P10">Cuando su cambio afecte muchas partes del proyecto, anuncielo en la lista de correo</text:p>
        </text:list-item>
        <text:list-item>
          <text:p text:style-name="P10">Tome responsabilidad de sus cambios</text:p>
        </text:list-item>
        <text:list-item>
          <text:p text:style-name="P10">No suba código que no entiende</text:p>
        </text:list-item>
        <text:list-item>
          <text:p text:style-name="P10">No abuse de su cuenta de SVN</text:p>
        </text:list-item>
        <text:list-item>
          <text:p text:style-name="P10">Su usted sube arreglos a fallos, considere hacerlo también a las ramas en mantenimiento</text:p>
        </text:list-item>
        <text:list-item>
          <text:p text:style-name="P10">Haga cambios atómicos</text:p>
        </text:list-item>
        <text:list-item>
          <text:p text:style-name="P10">No adicione archivos generados por herramientas.</text:p>
        </text:list-item>
      </text:list>
      <text:p text:style-name="Standard"/>
      <text:p text:style-name="P9">Especificación</text:p>
      <text:p text:style-name="P11"/>
      <text:p text:style-name="P11"/>
      <text:p text:style-name="P12">Piénselo muy bien antes de subir cambios al repositorio </text:p>
      <text:p text:style-name="P11">Subir cambios al repositorio puede tener consecuencias muy serias, lo que usted sube puede afectar a otros desarrolladores.</text:p>
      <text:p text:style-name="P11"><text:s/>Es posible revertir cambios pero esta tarea puede ser un trabajo muy duro.</text:p>
      <text:p text:style-name="P11"><text:s/>Por regla general, sea cuidadoso con lo que sube y tómese su tiempo antes de hacerlo. </text:p>
      <text:p text:style-name="P11"/>
      <text:p text:style-name="P12">Nunca suba código con problemas de compilación. <text:s/></text:p>
      <text:p text:style-name="P11">Compile su código y corrija los posibles errores. Asegúrese de adicionar los archivos nuevos, si no lo hace puede que el programa compile para usted, pero los otros desarrolladores no tendrán los nuevos archivos y no podrán compilar.</text:p>
      <text:p text:style-name="P11">Sea muy cuidadoso cuando se trata de cambiar archivos de construcción como Makefiles</text:p>
      <text:p text:style-name="P11"/>
      <text:p text:style-name="P12">Pruebe los cambios antes de subirlos </text:p>
      <text:p text:style-name="P11"><text:s/>Haga varias pruebas a la aplicación si el cambio afecta el comportamiento de la misma.</text:p>
      <text:p text:style-name="P11"/>
      <text:p text:style-name="P12"><text:s/>Revise dos veces lo que esta subiendo</text:p>
      <text:p text:style-name="P11"><text:s/>Haga " <text:s/>svn update <text:s/>" y " <text:s/>svn diff <text:s/>" antes de subir cambios. Revise los mensajes que aparezcan al digitar el comando " <text:s/>svn diff <text:s/>", este le dirá exactamente que esta subiendo. Revise que esto sea lo que realmente quiera subir. </text:p>
      <text:p text:style-name="P12"/>
      <text:p text:style-name="P12">Siempre escriba mensajes descriptivos en lo que suba</text:p>
      <text:p text:style-name="P11">Sea lo mas descriptivo posible en los mensajes que sube al repositorio, en lo posible escribalos en ingles</text:p>
      <text:p text:style-name="P11"/>
      <text:p text:style-name="P12">Asegúrese que su código cumpla con las políticas de codificación</text:p>
      <text:p text:style-name="P11">Revise el estándar de codificación del grupo, asegúrese de evitar problemas de seguridad como desbordamientos de buffer, condiciones de carrera, etc., incluir siempre la posibilidad de traducir cadenas de texto, usabilidad, estilo de interfaz de usuario, documentación interna, etc. </text:p>
      <text:p text:style-name="P11">El sistema de control de versiones no es un reemplazo para la comunicación entre desarrolladores.</text:p>
      <text:p text:style-name="P11"/>
      <text:p text:style-name="P12">Cuando su cambio afecte muchas partes del proyecto, anuncielo en la lista de correo</text:p>
      <text:p text:style-name="P11">Si su cambio afecta muchas partes (cambios a las librerías), anuncielo y espere aprobación antes de subirlo.</text:p>
      <text:p text:style-name="P11"/>
      <text:p text:style-name="P12">No haga cambios al framework o librerías del proyecto sin permiso.</text:p>
      <text:p text:style-name="P11">Jamas haga cambios al framework, reporte la característica que necesita a la persona encargada de este modulo, para realizar cambios sobre librerías anuncielo en la lista de correo y pida permiso al encargado de la misma.</text:p>
      <text:p text:style-name="P11"/>
      <text:p text:style-name="P12">Tome responsabilidad de sus cambios</text:p>
      <text:p text:style-name="P11">Si lo que sube rompe el código, tome responsabilidad y arregle o ayude a arreglar el problema que ha causado.</text:p>
      <text:p text:style-name="P11"/>
      <text:p text:style-name="P12"><text:s/>No suba código que no entiende</text:p>
      <text:p text:style-name="P11">Si no encuentra la solución a un problema <text:span text:style-name="T1">discutala</text:span> con otros desarrolladores, jamas suba código que no entiende.</text:p>
      <text:p text:style-name="P11"/>
      <text:p text:style-name="P12">No abuse de su cuenta de SVN</text:p>
      <text:p text:style-name="P11">Comunique los cambios que puedan afectar el trabajo de los otros desarrolladores, en privado, o por la lista de correo.</text:p>
      <text:p text:style-name="P11"/>
      <text:p text:style-name="P12">Su usted sube arreglos a fallos, considere hacerlo también a las ramas en mantenimiento</text:p>
      <text:p text:style-name="P11">Además use el mismo mensaje de log que uso para arreglar el original.</text:p>
      <text:p text:style-name="P11"/>
      <text:p text:style-name="P12">No adicione archivos generados por herramientas.</text:p>
      <text:p text:style-name="P11">No suba archivos generados por el compilador (.o, .a, .moc), etc., ni archivos generados por kdevelop como configuración del proyecto, ni archivos generados por make. En general no suba archivos generados por herramientas de compilación y manejo de fuentes.</text:p>
      <text:p text:style-name="P11"/>
      <text:p text:style-name="P12">Haga cambios atómicos</text:p>
      <text:p text:style-name="P11"><text:s/>Trate de hacer cambios particulares sobre un modulo o archivo, en lo posible no suba cambios que afecten a múltiples módulos o partes de un proyecto.</text:p>
      <text:p text:style-name="P13"/>
      <text:p text:style-name="P14"/>
      <text:p text:style-name="P8"/>
      <table:table table:name="Table1" table:style-name="Table1">
        <table:table-column table:style-name="Table1.A" table:number-columns-repeated="3"/>
        <table:table-column table:style-name="Table1.D"/>
        <table:table-row>
          <table:table-cell table:style-name="Table1.A1" office:value-type="string">
            <text:p text:style-name="P8">Realizado por:</text:p>
          </table:table-cell>
          <table:table-cell table:style-name="Table1.B1" office:value-type="string">
            <text:p text:style-name="P8">Fecha de realización:</text:p>
          </table:table-cell>
          <table:table-cell table:style-name="Table1.B1" office:value-type="string">
            <text:p text:style-name="P8">Aprobado por:</text:p>
          </table:table-cell>
          <table:table-cell table:style-name="Table1.D1" office:value-type="string">
            <text:p text:style-name="P8">Fecha de Aprobación:</text:p>
          </table:table-cell>
        </table:table-row>
        <table:table-row>
          <table:table-cell table:style-name="Table1.A2" office:value-type="string">
            <text:p text:style-name="P15">David Cuadrado</text:p>
          </table:table-cell>
          <table:table-cell table:style-name="Table1.B2" office:value-type="string">
            <text:p text:style-name="P15"/>
          </table:table-cell>
          <table:table-cell table:style-name="Table1.B2" office:value-type="string">
            <text:p text:style-name="P15"/>
          </table:table-cell>
          <table:table-cell table:style-name="Table1.D2" office:value-type="string">
            <text:p text:style-name="P15"/>
          </table:table-cell>
        </table:table-row>
      </table:table>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Lucidasans2" svg:font-family="Lucidasans"/>
    <style:font-face style:name="Bitstream Vera Sans" svg:font-family="'Bitstream Vera Sans'" style:font-pitch="variable"/>
    <style:font-face style:name="Lucidasans" svg:font-family="Lucidasans"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rial1" svg:font-family="Arial" style:font-family-generic="system" style:font-pitch="variable"/>
    <style:font-face style:name="Lucidasans1" svg:font-family="Lucida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CO"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CO" style:font-name-asian="Bitstream Vera Sans" style:font-size-asian="12pt" style:language-asian="none" style:country-asian="none" style:font-name-complex="Lucidasans"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1" style:font-size-asian="14pt" style:font-name-complex="Lucidasans1" style:font-size-complex="14pt"/>
    </style:style>
    <style:style style:name="Heading_20_1" style:display-name="Heading 1" style:family="paragraph" style:parent-style-name="Standard" style:next-style-name="Standard" style:class="text" style:default-outline-level="1">
      <style:paragraph-properties fo:text-align="center" style:justify-single-word="false" fo:keep-with-next="always"/>
      <style:text-properties style:font-name="Tahoma" fo:font-size="12pt" fo:language="en" fo:country="US" fo:font-weight="bold" style:font-size-asian="12pt" style:font-weight-asian="bold"/>
    </style:style>
    <style:style style:name="List" style:family="paragraph" style:parent-style-name="Text_20_body" style:class="list">
      <style:text-properties style:font-name-complex="Lucidasans2"/>
    </style:style>
    <style:style style:name="Table_20_Contents" style:display-name="Table Contents" style:family="paragraph" style:parent-style-name="Standard" style:class="extra" style:master-page-name="">
      <style:paragraph-properties style:shadow="non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Lucidasans2" style:font-size-complex="10pt" style:font-style-complex="italic"/>
    </style:style>
    <style:style style:name="Index" style:family="paragraph" style:parent-style-name="Standard" style:class="index">
      <style:paragraph-properties text:number-lines="false" text:line-number="0"/>
      <style:text-properties style:font-name-complex="Lucidasans2"/>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2">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11</meta:generator>
    <meta:initial-creator>David Cuadrado</meta:initial-creator>
    <meta:creation-date>2007-02-07T12:49:00</meta:creation-date>
    <dc:creator>Paola Rodriguez</dc:creator>
    <dc:date>2007-02-12T09:43:42</dc:date>
    <dc:language>es-CO</dc:language>
    <meta:editing-cycles>16</meta:editing-cycles>
    <meta:editing-duration>PT13M16S</meta:editing-duration>
    <meta:template xlink:type="simple" xlink:actuate="onRequest" xlink:role="template" xlink:href="../../../../.ooo-2.0/user/template/ktoon_doc.ott" xlink:title="ktoon_doc" meta:date="2007-02-07T12:49:00"/>
    <meta:user-defined meta:name="Info 1"/>
    <meta:user-defined meta:name="Info 2"/>
    <meta:user-defined meta:name="Info 3"/>
    <meta:user-defined meta:name="Info 4"/>
    <meta:document-statistic meta:table-count="2" meta:image-count="0" meta:object-count="0" meta:page-count="2" meta:paragraph-count="63" meta:word-count="673" meta:character-count="4194"/>
  </office:meta>
</office:document-meta>
</file>